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9b7bb"/>
    </style:style>
    <style:style style:name="P2" style:family="paragraph" style:parent-style-name="Text_20_body">
      <style:text-properties officeooo:paragraph-rsid="0008fe03"/>
    </style:style>
    <style:style style:name="P3" style:family="paragraph" style:parent-style-name="Text_20_body">
      <style:paragraph-properties fo:text-align="start" style:justify-single-word="false"/>
    </style:style>
    <style:style style:name="P4" style:family="paragraph" style:parent-style-name="Text_20_body">
      <style:text-properties officeooo:paragraph-rsid="0009b7bb"/>
    </style:style>
    <style:style style:name="P5" style:family="paragraph" style:parent-style-name="Standard">
      <style:text-properties fo:font-weight="bold" officeooo:paragraph-rsid="0009b7bb"/>
    </style:style>
    <style:style style:name="P6" style:family="paragraph" style:parent-style-name="Text_20_body" style:list-style-name="L1"/>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8"/>
    <style:style style:name="P10" style:family="paragraph" style:parent-style-name="Text_20_body" style:list-style-name="L13"/>
    <style:style style:name="P11" style:family="paragraph" style:parent-style-name="Text_20_body" style:list-style-name="L16"/>
    <style:style style:name="P12" style:family="paragraph" style:parent-style-name="Text_20_body" style:list-style-name="L18"/>
    <style:style style:name="P13" style:family="paragraph" style:parent-style-name="Text_20_body" style:list-style-name="L20"/>
    <style:style style:name="P14" style:family="paragraph" style:parent-style-name="Text_20_body" style:list-style-name="L22"/>
    <style:style style:name="P15" style:family="paragraph" style:parent-style-name="Text_20_body" style:list-style-name="L24"/>
    <style:style style:name="P16" style:family="paragraph" style:parent-style-name="Text_20_body" style:list-style-name="L25"/>
    <style:style style:name="P17" style:family="paragraph" style:parent-style-name="Text_20_body" style:list-style-name="L2">
      <style:paragraph-properties fo:margin-top="0in" fo:margin-bottom="0in" loext:contextual-spacing="false"/>
    </style:style>
    <style:style style:name="P18" style:family="paragraph" style:parent-style-name="Text_20_body" style:list-style-name="L3">
      <style:paragraph-properties fo:margin-top="0in" fo:margin-bottom="0in" loext:contextual-spacing="false"/>
    </style:style>
    <style:style style:name="P19" style:family="paragraph" style:parent-style-name="Text_20_body" style:list-style-name="L4">
      <style:paragraph-properties fo:margin-top="0in" fo:margin-bottom="0in" loext:contextual-spacing="false"/>
    </style:style>
    <style:style style:name="P20" style:family="paragraph" style:parent-style-name="Text_20_body" style:list-style-name="L7">
      <style:paragraph-properties fo:margin-top="0in" fo:margin-bottom="0in" loext:contextual-spacing="false"/>
    </style:style>
    <style:style style:name="P21" style:family="paragraph" style:parent-style-name="Text_20_body" style:list-style-name="L9">
      <style:paragraph-properties fo:margin-top="0in" fo:margin-bottom="0in" loext:contextual-spacing="false"/>
    </style:style>
    <style:style style:name="P22" style:family="paragraph" style:parent-style-name="Text_20_body" style:list-style-name="L10">
      <style:paragraph-properties fo:margin-top="0in" fo:margin-bottom="0in" loext:contextual-spacing="false"/>
    </style:style>
    <style:style style:name="P23" style:family="paragraph" style:parent-style-name="Text_20_body" style:list-style-name="L11">
      <style:paragraph-properties fo:margin-top="0in" fo:margin-bottom="0in" loext:contextual-spacing="false"/>
    </style:style>
    <style:style style:name="P24" style:family="paragraph" style:parent-style-name="Text_20_body" style:list-style-name="L12">
      <style:paragraph-properties fo:margin-top="0in" fo:margin-bottom="0in" loext:contextual-spacing="false"/>
    </style:style>
    <style:style style:name="P25" style:family="paragraph" style:parent-style-name="Text_20_body" style:list-style-name="L14">
      <style:paragraph-properties fo:margin-top="0in" fo:margin-bottom="0in" loext:contextual-spacing="false"/>
    </style:style>
    <style:style style:name="P26" style:family="paragraph" style:parent-style-name="Text_20_body" style:list-style-name="L15">
      <style:paragraph-properties fo:margin-top="0in" fo:margin-bottom="0in" loext:contextual-spacing="false"/>
    </style:style>
    <style:style style:name="P27" style:family="paragraph" style:parent-style-name="Text_20_body" style:list-style-name="L17">
      <style:paragraph-properties fo:margin-top="0in" fo:margin-bottom="0in" loext:contextual-spacing="false"/>
    </style:style>
    <style:style style:name="P28" style:family="paragraph" style:parent-style-name="Text_20_body" style:list-style-name="L19">
      <style:paragraph-properties fo:margin-top="0in" fo:margin-bottom="0in" loext:contextual-spacing="false"/>
    </style:style>
    <style:style style:name="P29" style:family="paragraph" style:parent-style-name="Text_20_body" style:list-style-name="L21">
      <style:paragraph-properties fo:margin-top="0in" fo:margin-bottom="0in" loext:contextual-spacing="false"/>
    </style:style>
    <style:style style:name="P30" style:family="paragraph" style:parent-style-name="Text_20_body" style:list-style-name="L23">
      <style:paragraph-properties fo:margin-top="0in" fo:margin-bottom="0in" loext:contextual-spacing="false"/>
    </style:style>
    <style:style style:name="T1" style:family="text">
      <style:text-properties fo:font-weight="bold"/>
    </style:style>
    <style:style style:name="T2" style:family="text">
      <style:text-properties fo:font-weight="bold" fo:background-color="#ffff00" loext:char-shading-value="0"/>
    </style:style>
    <style:style style:name="T3" style:family="text">
      <style:text-properties fo:font-weight="bold" fo:background-color="#ffff00" loext:char-shading-value="0"/>
    </style:style>
    <style:style style:name="T4" style:family="text">
      <style:text-properties fo:font-style="italic"/>
    </style:style>
    <style:style style:name="T5" style:family="text">
      <style:text-properties fo:font-style="italic" fo:font-weight="bold"/>
    </style:style>
    <style:style style:name="T6" style:family="text">
      <style:text-properties officeooo:rsid="0008fe03"/>
    </style:style>
    <style:style style:name="T7" style:family="text">
      <style:text-properties officeooo:rsid="0009b7bb"/>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pan text:style-name="T1">MARAX</text:span> (MAchina RAtiocinatriX), the spaceship <text:span text:style-name="T4">Kosmokrator</text:span>'s AI in <text:a xlink:type="simple" xlink:href="https://en.wikipedia.org/wiki/Stanisław_Lem" text:style-name="Internet_20_link" text:visited-style-name="Visited_20_Internet_20_Link">Stanisław Lem</text:a>'s novel <text:a xlink:type="simple" xlink:href="https://en.wikipedia.org/wiki/The_Astronauts" text:style-name="Internet_20_link" text:visited-style-name="Visited_20_Internet_20_Link"><text:span text:style-name="T4">The Astronauts</text:span></text:a> (1951) </text:p>
      <text:p text:style-name="Standard"/>
      <text:p text:style-name="Standard"><text:span text:style-name="T1">EPICAC</text:span>, in <text:a xlink:type="simple" xlink:href="https://en.wikipedia.org/wiki/Kurt_Vonnegut" text:style-name="Internet_20_link" text:visited-style-name="Visited_20_Internet_20_Link">Kurt Vonnegut</text:a>'s <text:a xlink:type="simple" xlink:href="https://en.wikipedia.org/wiki/Player_Piano_(novel)" text:style-name="Internet_20_link" text:visited-style-name="Visited_20_Internet_20_Link"><text:span text:style-name="T4">Player Piano</text:span></text:a> and other of his writings, EPICAC coordinates the United States economy. Named similar to <text:a xlink:type="simple" xlink:href="https://en.wikipedia.org/wiki/ENIAC" text:style-name="Internet_20_link" text:visited-style-name="Visited_20_Internet_20_Link">ENIAC</text:a>, it is actually named after an over-the-counter poison-antidote <text:a xlink:type="simple" xlink:href="https://en.wikipedia.org/wiki/Syrup_of_ipecac" text:style-name="Internet_20_link" text:visited-style-name="Visited_20_Internet_20_Link">syrup</text:a> which induces vomiting. (1952) </text:p>
      <text:p text:style-name="Standard"/>
      <text:p text:style-name="Standard"><text:span text:style-name="T1">Karl</text:span>, a computer (named for <text:a xlink:type="simple" xlink:href="https://en.wikipedia.org/wiki/Carl_von_Clausewitz" text:style-name="Internet_20_link" text:visited-style-name="Visited_20_Internet_20_Link">Carl von Clausewitz</text:a>) built for analysis of military problems, in <text:a xlink:type="simple" xlink:href="https://en.wikipedia.org/wiki/Arthur_C._Clarke" text:style-name="Internet_20_link" text:visited-style-name="Visited_20_Internet_20_Link">Arthur C. Clarke</text:a>'s short story "<text:a xlink:type="simple" xlink:href="https://en.wikipedia.org/wiki/The_Pacifist" text:style-name="Internet_20_link" text:visited-style-name="Visited_20_Internet_20_Link">The Pacifist</text:a>" (1956) </text:p>
      <text:p text:style-name="Standard"/>
      <text:p text:style-name="P1"><text:span text:style-name="T1">Gold</text:span>, a "supercalculator" formed by the networking of all the computing machines on 96 billion planets, which answers the question "Is there a God?" with "Yes, <text:span text:style-name="T4">now</text:span> there is a God" in <text:a xlink:type="simple" xlink:href="https://en.wikipedia.org/wiki/Fredric_Brown" text:style-name="Internet_20_link" text:visited-style-name="Visited_20_Internet_20_Link">Fredric Brown</text:a>'s single-page story "Answer" (1954) </text:p>
      <text:p text:style-name="P5"/>
      <text:p text:style-name="P1"><text:span text:style-name="T1">Bossy</text:span>, the "cybernetic brain" in the <text:a xlink:type="simple" xlink:href="https://en.wikipedia.org/wiki/Hugo_award" text:style-name="Internet_20_link" text:visited-style-name="Visited_20_Internet_20_Link">Hugo award</text:a>-winning novel <text:a xlink:type="simple" xlink:href="https://en.wikipedia.org/wiki/They%27d_Rather_Be_Right" text:style-name="Internet_20_link" text:visited-style-name="Visited_20_Internet_20_Link"><text:span text:style-name="T4">They'd Rather Be Right</text:span></text:a> (a.k.a. <text:span text:style-name="T4">The Forever Machine</text:span>) by <text:a xlink:type="simple" xlink:href="https://en.wikipedia.org/wiki/Mark_Clifton" text:style-name="Internet_20_link" text:visited-style-name="Visited_20_Internet_20_Link">Mark Clifton</text:a> and <text:a xlink:type="simple" xlink:href="https://en.wikipedia.org/wiki/Frank_Riley_(author)" text:style-name="Internet_20_link" text:visited-style-name="Visited_20_Internet_20_Link">Frank Riley</text:a> (1954) </text:p>
      <text:p text:style-name="Standard"/>
      <text:p text:style-name="Standard"><text:a xlink:type="simple" xlink:href="https://en.wikipedia.org/wiki/Multivac" text:style-name="Internet_20_link" text:visited-style-name="Visited_20_Internet_20_Link"><text:span text:style-name="T1">Multivac</text:span></text:a>, a series of supercomputers featured in a number of stories by <text:a xlink:type="simple" xlink:href="https://en.wikipedia.org/wiki/Isaac_Asimov" text:style-name="Internet_20_link" text:visited-style-name="Visited_20_Internet_20_Link">Isaac Asimov</text:a> (1955–1983) </text:p>
      <text:p text:style-name="Standard"/>
      <text:p text:style-name="P1"><text:span text:style-name="T1">Miniac</text:span>, the "small" computer in the book <text:a xlink:type="simple" xlink:href="https://en.wikipedia.org/wiki/Danny_Dunn" text:style-name="Internet_20_link" text:visited-style-name="Visited_20_Internet_20_Link"><text:span text:style-name="T4">Danny Dunn</text:span></text:a><text:span text:style-name="T4"> and the Homework Machine</text:span>, written by Raymond Abrashkin and Jay Williams (1958) </text:p>
      <text:p text:style-name="P5"/>
      <text:p text:style-name="P1"><text:span text:style-name="T1">Microvac</text:span>, a future version of Multivac resembling a thick rod of metal the length of a spaceship appearing in <text:a xlink:type="simple" xlink:href="https://en.wikipedia.org/wiki/The_Last_Question" text:style-name="Internet_20_link" text:visited-style-name="Visited_20_Internet_20_Link"><text:span text:style-name="T4">The Last Question</text:span></text:a>, reputed to be one of Isaac Asimov's favorite stories. It appears in the book <text:span text:style-name="T4">Nine Tomorrows</text:span> (1959) </text:p>
      <text:p text:style-name="P1"/>
      <text:p text:style-name="P3"><text:span text:style-name="T1">AC</text:span>, the ultimate computer at the end of time in <text:a xlink:type="simple" xlink:href="https://en.wikipedia.org/wiki/Isaac_Asimov" text:style-name="Internet_20_link" text:visited-style-name="Visited_20_Internet_20_Link">Isaac Asimov</text:a>'s short story <text:a xlink:type="simple" xlink:href="https://en.wikipedia.org/wiki/The_Last_Question" text:style-name="Internet_20_link" text:visited-style-name="Visited_20_Internet_20_Link"><text:span text:style-name="T4">The Last Question</text:span></text:a> (The name is derived from "Automatic Computer"; see also AC's ancestor, <text:a xlink:type="simple" xlink:href="https://en.wikipedia.org/wiki/Multivac" text:style-name="Internet_20_link" text:visited-style-name="Visited_20_Internet_20_Link">Multivac</text:a>, and the contemporary <text:a xlink:type="simple" xlink:href="https://en.wikipedia.org/wiki/UNIVAC" text:style-name="Internet_20_link" text:visited-style-name="Visited_20_Internet_20_Link">UNIVAC</text:a>) (1959) </text:p>
      <text:p text:style-name="Text_20_body"><text:span text:style-name="T1">Vulcan 2</text:span> and <text:span text:style-name="T1">Vulcan 3</text:span>, sentient supercomputers in <text:a xlink:type="simple" xlink:href="https://en.wikipedia.org/wiki/Philip_K._Dick" text:style-name="Internet_20_link" text:visited-style-name="Visited_20_Internet_20_Link">Philip K. Dick</text:a>'s novel <text:a xlink:type="simple" xlink:href="https://en.wikipedia.org/wiki/Vulcan%27s_Hammer" text:style-name="Internet_20_link" text:visited-style-name="Visited_20_Internet_20_Link"><text:span text:style-name="T4">Vulcan's Hammer</text:span></text:a> (1960) </text:p>
      <text:p text:style-name="Text_20_body"><text:span text:style-name="T1">Merlin</text:span>, from the <text:a xlink:type="simple" xlink:href="https://en.wikipedia.org/wiki/H._Beam_Piper" text:style-name="Internet_20_link" text:visited-style-name="Visited_20_Internet_20_Link">H. Beam Piper</text:a> novel <text:span text:style-name="T4">The Cosmic Computer</text:span> (originally <text:span text:style-name="T4">Junkyard Planet</text:span>) (1963) </text:p>
      <text:p text:style-name="P4"><text:span text:style-name="T1">Muddlehead</text:span>, the sapient computer that runs the trade ship <text:span text:style-name="T4">Muddlin' Through</text:span> in <text:a xlink:type="simple" xlink:href="https://en.wikipedia.org/wiki/Poul_Anderson" text:style-name="Internet_20_link" text:visited-style-name="Visited_20_Internet_20_Link">Poul Anderson</text:a>'s stories "The Trouble Twisters" (1965), "Satan's World" (1969), "Day of Burning" (1967), "<text:a xlink:type="simple" xlink:href="https://en.wikipedia.org/wiki/Lodestar_(Anderson)" text:style-name="Internet_20_link" text:visited-style-name="Visited_20_Internet_20_Link">Lodestar</text:a>" (1973), and "Mirkhiem" (1977) </text:p>
      <text:p text:style-name="P4"><text:span text:style-name="T1">Frost</text:span>, the protagonist computer in <text:a xlink:type="simple" xlink:href="https://en.wikipedia.org/wiki/Roger_Zelazny" text:style-name="Internet_20_link" text:visited-style-name="Visited_20_Internet_20_Link">Roger Zelazny</text:a>'s story "<text:a xlink:type="simple" xlink:href="https://en.wikipedia.org/wiki/For_a_Breath_I_Tarry" text:style-name="Internet_20_link" text:visited-style-name="Visited_20_Internet_20_Link">For a Breath I Tarry</text:a>"; also <text:span text:style-name="T1">SolCom</text:span>, <text:span text:style-name="T1">DivCom</text:span>, and <text:span text:style-name="T1">Beta</text:span> (1966) </text:p>
      <text:p text:style-name="P4"/>
      <text:p text:style-name="P4"><text:span text:style-name="T7">M</text:span><text:span text:style-name="T1">ycroft Holmes</text:span> (a.k.a. Mike, Adam Selene), in <text:a xlink:type="simple" xlink:href="https://en.wikipedia.org/wiki/Robert_A._Heinlein" text:style-name="Internet_20_link" text:visited-style-name="Visited_20_Internet_20_Link">Robert A. Heinlein</text:a>'s <text:a xlink:type="simple" xlink:href="https://en.wikipedia.org/wiki/The_Moon_Is_a_Harsh_Mistress" text:style-name="Internet_20_link" text:visited-style-name="Visited_20_Internet_20_Link"><text:span text:style-name="T4">The Moon Is a Harsh Mistress</text:span></text:a> (named after <text:a xlink:type="simple" xlink:href="https://en.wikipedia.org/wiki/Mycroft_Holmes" text:style-name="Internet_20_link" text:visited-style-name="Visited_20_Internet_20_Link">Mycroft Holmes</text:a>, the brother of <text:a xlink:type="simple" xlink:href="https://en.wikipedia.org/wiki/Sherlock_Holmes" text:style-name="Internet_20_link" text:visited-style-name="Visited_20_Internet_20_Link">Sherlock Holmes</text:a>) (1966) </text:p>
      <text:p text:style-name="P4"><text:span text:style-name="T7">T</text:span><text:span text:style-name="T1">he Thinker</text:span>, a non-sentient supercomputer which has absolute control over all aspects human life, including a pre-ordained death age of 21. From the novel <text:a xlink:type="simple" xlink:href="https://en.wikipedia.org/wiki/Logan%27s_Run" text:style-name="Internet_20_link" text:visited-style-name="Visited_20_Internet_20_Link"><text:span text:style-name="T4">Logan's Run</text:span></text:a> by <text:a xlink:type="simple" xlink:href="https://en.wikipedia.org/wiki/William_F._Nolan" text:style-name="Internet_20_link" text:visited-style-name="Visited_20_Internet_20_Link">William F. Nolan</text:a> and <text:a xlink:type="simple" xlink:href="https://en.wikipedia.org/wiki/George_Clayton_Johnson" text:style-name="Internet_20_link" text:visited-style-name="Visited_20_Internet_20_Link">George Clayton Johnson</text:a> (1967) </text:p>
      <text:list xml:id="list1903619234" text:style-name="L1">
        <text:list-item>
          <text:p text:style-name="P6"><text:soft-page-break/><text:span text:style-name="T1">Project 79</text:span>, from the novel <text:a xlink:type="simple" xlink:href="https://en.wikipedia.org/wiki/The_God_Machine_(1968_novel)" text:style-name="Internet_20_link" text:visited-style-name="Visited_20_Internet_20_Link"><text:span text:style-name="T4">The God Machine</text:span></text:a> by <text:a xlink:type="simple" xlink:href="https://en.wikipedia.org/wiki/Martin_Caidin" text:style-name="Internet_20_link" text:visited-style-name="Visited_20_Internet_20_Link">Martin Caidin</text:a>. Set in the near future, the novel tells the story of Steve Rand, one of the brains behind Project 79, a top-secret US Government project dedicated to creating artificial intelligence. (1968) </text:p>
        </text:list-item>
      </text:list>
      <text:list xml:id="list2847626251" text:style-name="L2">
        <text:list-item>
          <text:p text:style-name="P17"><text:span text:style-name="T1">Dora</text:span>, starship computer in <text:a xlink:type="simple" xlink:href="https://en.wikipedia.org/wiki/Time_Enough_for_Love" text:style-name="Internet_20_link" text:visited-style-name="Visited_20_Internet_20_Link"><text:span text:style-name="T4">Time Enough for Love</text:span></text:a> by <text:a xlink:type="simple" xlink:href="https://en.wikipedia.org/wiki/Robert_A._Heinlein" text:style-name="Internet_20_link" text:visited-style-name="Visited_20_Internet_20_Link">Robert A. Heinlein</text:a> (1973) </text:p>
        </text:list-item>
      </text:list>
      <text:list xml:id="list4120235300" text:style-name="L3">
        <text:list-item>
          <text:p text:style-name="P18"><text:span text:style-name="T1">Minerva</text:span>, executive computer in <text:a xlink:type="simple" xlink:href="https://en.wikipedia.org/wiki/Time_Enough_for_Love" text:style-name="Internet_20_link" text:visited-style-name="Visited_20_Internet_20_Link"><text:span text:style-name="T4">Time Enough for Love</text:span></text:a> by <text:a xlink:type="simple" xlink:href="https://en.wikipedia.org/wiki/Robert_A._Heinlein" text:style-name="Internet_20_link" text:visited-style-name="Visited_20_Internet_20_Link">Robert A. Heinlein</text:a> (1973) </text:p>
        </text:list-item>
      </text:list>
      <text:list xml:id="list3647864487" text:style-name="L4">
        <text:list-item>
          <text:p text:style-name="P19"><text:span text:style-name="T1">Pallas Athena</text:span>, Tertius planetary computer in <text:a xlink:type="simple" xlink:href="https://en.wikipedia.org/wiki/Time_Enough_for_Love" text:style-name="Internet_20_link" text:visited-style-name="Visited_20_Internet_20_Link"><text:span text:style-name="T4">Time Enough for Love</text:span></text:a> by <text:a xlink:type="simple" xlink:href="https://en.wikipedia.org/wiki/Robert_A._Heinlein" text:style-name="Internet_20_link" text:visited-style-name="Visited_20_Internet_20_Link">Robert A. Heinlein</text:a> (1973) </text:p>
        </text:list-item>
      </text:list>
      <text:list xml:id="list1372560681" text:style-name="L5">
        <text:list-item>
          <text:p text:style-name="P7"><text:span text:style-name="T1">Proteus</text:span>, the highly intelligent computer in the novel <text:a xlink:type="simple" xlink:href="https://en.wikipedia.org/wiki/Demon_Seed_(novel)" text:style-name="Internet_20_link" text:visited-style-name="Visited_20_Internet_20_Link"><text:span text:style-name="T4">Demon Seed</text:span></text:a> by <text:a xlink:type="simple" xlink:href="https://en.wikipedia.org/wiki/Dean_Koontz" text:style-name="Internet_20_link" text:visited-style-name="Visited_20_Internet_20_Link">Dean Koontz</text:a> (1973) <text:line-break/><text:line-break/><text:span text:style-name="T1">Obie</text:span>, an artificial intelligence with the ability to alter local regions of reality, in <text:a xlink:type="simple" xlink:href="https://en.wikipedia.org/wiki/Jack_L._Chalker" text:style-name="Internet_20_link" text:visited-style-name="Visited_20_Internet_20_Link">Jack L. Chalker</text:a>'s <text:a xlink:type="simple" xlink:href="https://en.wikipedia.org/wiki/Well_World" text:style-name="Internet_20_link" text:visited-style-name="Visited_20_Internet_20_Link"><text:span text:style-name="T4">Well World</text:span></text:a> series (1977) <text:line-break/><text:line-break/><text:span text:style-name="T1">Polymat</text:span>, self-aware computer systems in <text:a xlink:type="simple" xlink:href="https://en.wikipedia.org/wiki/Frederik_Pohl" text:style-name="Internet_20_link" text:visited-style-name="Visited_20_Internet_20_Link">Frederik Pohl</text:a>'s <text:a xlink:type="simple" xlink:href="https://en.wikipedia.org/wiki/Gateway_(novel)" text:style-name="Internet_20_link" text:visited-style-name="Visited_20_Internet_20_Link"><text:span text:style-name="T4">Gateway</text:span></text:a> series, (starting in 1977) </text:p>
        </text:list-item>
      </text:list>
      <text:p text:style-name="Text_20_body"><text:span text:style-name="T1">ZORAC</text:span>, the shipboard computer aboard the ancient spacecraft in <text:span text:style-name="T4">The Gentle Giants of Ganymede</text:span> and the related series by <text:a xlink:type="simple" xlink:href="https://en.wikipedia.org/wiki/James_P._Hogan_(writer)" text:style-name="Internet_20_link" text:visited-style-name="Visited_20_Internet_20_Link">James P. Hogan</text:a> (1978). Also in the same series is <text:span text:style-name="T1">VISAR</text:span> (the network that manages the daily affairs of the Giants) as well as <text:span text:style-name="T1">JEVEX</text:span>, the main computer performing the same function for the offshoot human colony. </text:p>
      <text:p text:style-name="Text_20_body"><text:a xlink:type="simple" xlink:href="https://en.wikipedia.org/wiki/List_of_minor_characters_from_The_Hitchhiker%27s_Guide_to_the_Galaxy#Deep_Thought" text:style-name="Internet_20_link" text:visited-style-name="Visited_20_Internet_20_Link"><text:span text:style-name="T1">Deep Thought</text:span></text:a>, the supercomputer charged with finding the answer to "the Ultimate Question of Life, the Universe, and Everything" in the science fiction comedy series <text:a xlink:type="simple" xlink:href="https://en.wikipedia.org/wiki/The_Hitchhiker%27s_Guide_to_the_Galaxy" text:style-name="Internet_20_link" text:visited-style-name="Visited_20_Internet_20_Link"><text:span text:style-name="T4">The Hitchhiker's Guide to the Galaxy</text:span></text:a> by Douglas Adams. Adaptations have included stage shows, a "trilogy" of five books published between 1979 and 1992, a sixth novel penned by Eoin Colfer in 2009, a 1981 TV series, a 1984 computer game, and three series of three-part comic book adaptations of the first three novels published by DC Comics between 1993 and 1996. </text:p>
      <text:list xml:id="list905371080" text:style-name="L6">
        <text:list-item>
          <text:p text:style-name="P8"><text:span text:style-name="T3">SUM</text:span>, the computer in <text:a xlink:type="simple" xlink:href="https://en.wikipedia.org/wiki/Goat_Song" text:style-name="Internet_20_link" text:visited-style-name="Visited_20_Internet_20_Link"><text:span text:style-name="T4">Goat Song</text:span></text:a> published February, 1972 by <text:a xlink:type="simple" xlink:href="https://en.wikipedia.org/wiki/Poul_Anderson" text:style-name="Internet_20_link" text:visited-style-name="Visited_20_Internet_20_Link">Poul Anderson</text:a> in <text:a xlink:type="simple" xlink:href="https://en.wikipedia.org/wiki/Magazine_of_Fantasy_and_Science_Fiction" text:style-name="Internet_20_link" text:visited-style-name="Visited_20_Internet_20_Link"><text:span text:style-name="T4">Magazine of Fantasy and Science Fiction</text:span></text:a> </text:p>
        </text:list-item>
        <text:list-item>
          <text:p text:style-name="P8"><text:a xlink:type="simple" xlink:href="https://en.wikipedia.org/wiki/Minor_characters_from_The_Hitchhiker%27s_Guide_to_the_Galaxy#Hactar" text:style-name="Internet_20_link" text:visited-style-name="Visited_20_Internet_20_Link"><text:span text:style-name="T1">Hactar</text:span></text:a>, the computer that designed the cricket-ball-shaped doomsday bomb (that would destroy the universe) for the people of Krikkit, in <text:a xlink:type="simple" xlink:href="https://en.wikipedia.org/wiki/Douglas_Adams" text:style-name="Internet_20_link" text:visited-style-name="Visited_20_Internet_20_Link">Douglas Adams</text:a>'s <text:a xlink:type="simple" xlink:href="https://en.wikipedia.org/wiki/Life,_the_Universe_and_Everything" text:style-name="Internet_20_link" text:visited-style-name="Visited_20_Internet_20_Link"><text:span text:style-name="T4">Life, the Universe and Everything</text:span></text:a> (1982)[<text:a xlink:type="simple" xlink:href="https://en.wikipedia.org/wiki/Wikipedia:Citation_needed" text:style-name="Internet_20_link" text:visited-style-name="Visited_20_Internet_20_Link"><text:span text:style-name="T4">citation needed</text:span></text:a>] </text:p>
        </text:list-item>
        <text:list-item>
          <text:p text:style-name="P8"><text:span text:style-name="T1">Kendy</text:span>, the AI autopilot on board the seeder-ramship <text:span text:style-name="T4">Discipline</text:span> in the novels <text:a xlink:type="simple" xlink:href="https://en.wikipedia.org/wiki/The_Integral_Trees" text:style-name="Internet_20_link" text:visited-style-name="Visited_20_Internet_20_Link"><text:span text:style-name="T4">The Integral Trees</text:span></text:a> and <text:a xlink:type="simple" xlink:href="https://en.wikipedia.org/wiki/The_Smoke_Ring_(novel)" text:style-name="Internet_20_link" text:visited-style-name="Visited_20_Internet_20_Link"><text:span text:style-name="T4">The Smoke Ring</text:span></text:a> by <text:a xlink:type="simple" xlink:href="https://en.wikipedia.org/wiki/Larry_Niven" text:style-name="Internet_20_link" text:visited-style-name="Visited_20_Internet_20_Link">Larry Niven</text:a> (Originally 1983) </text:p>
        </text:list-item>
        <text:list-item>
          <text:p text:style-name="P8"><text:span text:style-name="T1">BC</text:span> (Big Computer) (God?), in <text:a xlink:type="simple" xlink:href="https://en.wikipedia.org/wiki/John_Varley_(author)" text:style-name="Internet_20_link" text:visited-style-name="Visited_20_Internet_20_Link">John Varley</text:a>'s <text:a xlink:type="simple" xlink:href="https://en.wikipedia.org/wiki/Millennium_(novel)" text:style-name="Internet_20_link" text:visited-style-name="Visited_20_Internet_20_Link"><text:span text:style-name="T4">Millennium</text:span></text:a> novel (1983) </text:p>
        </text:list-item>
      </text:list>
      <text:list xml:id="list2217776950" text:style-name="L7">
        <text:list-item>
          <text:p text:style-name="P20"><text:span text:style-name="T1">Cyclops</text:span> and <text:span text:style-name="T1">Millichrome</text:span>, sentient computers built just before a series of disasters destroyed the American government and society in <text:a xlink:type="simple" xlink:href="https://en.wikipedia.org/wiki/The_Postman" text:style-name="Internet_20_link" text:visited-style-name="Visited_20_Internet_20_Link"><text:span text:style-name="T4">The Postman</text:span></text:a> by <text:a xlink:type="simple" xlink:href="https://en.wikipedia.org/wiki/David_Brin" text:style-name="Internet_20_link" text:visited-style-name="Visited_20_Internet_20_Link">David Brin</text:a> (1984) </text:p>
        </text:list-item>
      </text:list>
      <text:list xml:id="list2840295987" text:style-name="L8">
        <text:list-item>
          <text:p text:style-name="P9"><text:span text:style-name="T1">Loki 7281</text:span>, from <text:a xlink:type="simple" xlink:href="https://en.wikipedia.org/wiki/Roger_Zelazny" text:style-name="Internet_20_link" text:visited-style-name="Visited_20_Internet_20_Link">Roger Zelazny</text:a>'s short story by the same name, in which his home computer wants to take over the world (1984) </text:p>
        </text:list-item>
      </text:list>
      <text:list xml:id="list3429436821" text:style-name="L9">
        <text:list-item>
          <text:p text:style-name="P21"><text:span text:style-name="T1">Valentina</text:span>, the artificial intelligence in the novel <text:span text:style-name="T4">Valentina: Soul in Sapphire</text:span> by Joseph H. Delaney and Marc Stiegler (1984) </text:p>
        </text:list-item>
      </text:list>
      <text:list xml:id="list360824986" text:style-name="L10">
        <text:list-item>
          <text:p text:style-name="P22"><text:soft-page-break/><text:span text:style-name="T1">Teletraan I</text:span>, intelligent starship computer inside the Autobots' Ark spaceship that awakens the robot, from <text:a xlink:type="simple" xlink:href="https://en.wikipedia.org/wiki/The_Transformers_(TV_series)" text:style-name="Internet_20_link" text:visited-style-name="Visited_20_Internet_20_Link">Transformers</text:a> animated television series, (1984) </text:p>
        </text:list-item>
      </text:list>
      <text:list xml:id="list1077561429" text:style-name="L11">
        <text:list-item>
          <text:p text:style-name="P23"><text:a xlink:type="simple" xlink:href="https://en.wikipedia.org/wiki/Merlin_(The_Chronicles_of_Amber)#Ghostwheel" text:style-name="Internet_20_link" text:visited-style-name="Visited_20_Internet_20_Link"><text:span text:style-name="T1">Ghostwheel</text:span></text:a>, built by Merlin in <text:a xlink:type="simple" xlink:href="https://en.wikipedia.org/wiki/Roger_Zelazny" text:style-name="Internet_20_link" text:visited-style-name="Visited_20_Internet_20_Link">Roger Zelazny</text:a>'s <text:a xlink:type="simple" xlink:href="https://en.wikipedia.org/wiki/Chronicles_of_Amber" text:style-name="Internet_20_link" text:visited-style-name="Visited_20_Internet_20_Link"><text:span text:style-name="T4">Chronicles of Amber</text:span></text:a>. A computer with esoteric environmental requirements, designed to apply data-processing techniques to alternate realities called "Shadows" (1985) </text:p>
        </text:list-item>
      </text:list>
      <text:list xml:id="list3954833511" text:style-name="L12">
        <text:list-item>
          <text:p text:style-name="P24"><text:span text:style-name="T1">Mandarax</text:span> and <text:span text:style-name="T1">Gokubi</text:span>, from <text:a xlink:type="simple" xlink:href="https://en.wikipedia.org/wiki/Kurt_Vonnegut" text:style-name="Internet_20_link" text:visited-style-name="Visited_20_Internet_20_Link">Kurt Vonnegut</text:a>'s novel <text:a xlink:type="simple" xlink:href="https://en.wikipedia.org/wiki/Galápagos_(novel)" text:style-name="Internet_20_link" text:visited-style-name="Visited_20_Internet_20_Link"><text:span text:style-name="T4">Galápagos</text:span></text:a> (1985) </text:p>
        </text:list-item>
      </text:list>
      <text:list xml:id="list470330032" text:style-name="L13">
        <text:list-item>
          <text:p text:style-name="P10"><text:span text:style-name="T1">Tokugawa</text:span>, from <text:span text:style-name="T4">Cybernetic Samurai</text:span> by <text:a xlink:type="simple" xlink:href="https://en.wikipedia.org/wiki/Victor_Milan" text:style-name="Internet_20_link" text:visited-style-name="Visited_20_Internet_20_Link">Victor Milan</text:a> (1985) </text:p>
        </text:list-item>
      </text:list>
      <text:list xml:id="list1247908324" text:style-name="L14">
        <text:list-item>
          <text:p text:style-name="P25"><text:span text:style-name="T1">Com Pewter</text:span>, is a character from <text:a xlink:type="simple" xlink:href="https://en.wikipedia.org/wiki/Piers_Anthony" text:style-name="Internet_20_link" text:visited-style-name="Visited_20_Internet_20_Link">Piers Anthony</text:a>'s <text:a xlink:type="simple" xlink:href="https://en.wikipedia.org/wiki/Xanth" text:style-name="Internet_20_link" text:visited-style-name="Visited_20_Internet_20_Link">Xanth series</text:a>. First appearing in <text:a xlink:type="simple" xlink:href="https://en.wikipedia.org/wiki/Golem_in_the_Gears" text:style-name="Internet_20_link" text:visited-style-name="Visited_20_Internet_20_Link"><text:span text:style-name="T4">Golem in the Gears</text:span></text:a> (1986 onward), it is a machine which can alter its local reality. It was regarded as an evil machine in early encounters because of its manipulative efforts into trapping and coercing people to further its plan of ruling Xanth. Its status as an evil entity was changed following the events in <text:a xlink:type="simple" xlink:href="https://en.wikipedia.org/wiki/Question_Quest" text:style-name="Internet_20_link" text:visited-style-name="Visited_20_Internet_20_Link"><text:span text:style-name="T4">Question Quest</text:span></text:a>. </text:p>
        </text:list-item>
      </text:list>
      <text:list xml:id="list782591625" text:style-name="L15">
        <text:list-item>
          <text:p text:style-name="P26"><text:a xlink:type="simple" xlink:href="https://en.wikipedia.org/wiki/Jane_(Ender%27s_Game)" text:style-name="Internet_20_link" text:visited-style-name="Visited_20_Internet_20_Link"><text:span text:style-name="T1">Jane</text:span></text:a>, from <text:a xlink:type="simple" xlink:href="https://en.wikipedia.org/wiki/Orson_Scott_Card" text:style-name="Internet_20_link" text:visited-style-name="Visited_20_Internet_20_Link">Orson Scott Card</text:a>'s <text:a xlink:type="simple" xlink:href="https://en.wikipedia.org/wiki/Ender%27s_Game_(series)" text:style-name="Internet_20_link" text:visited-style-name="Visited_20_Internet_20_Link"><text:span text:style-name="T4">Ender's Game</text:span></text:a> series, Ender's companion. She lives in the philotic network of the ansibles and she helps Ender in many situations (1986) </text:p>
        </text:list-item>
      </text:list>
      <text:list xml:id="list1833881496" text:style-name="L16">
        <text:list-item>
          <text:p text:style-name="P11"><text:span text:style-name="T1">Master System</text:span>, in <text:a xlink:type="simple" xlink:href="https://en.wikipedia.org/wiki/Jack_L._Chalker" text:style-name="Internet_20_link" text:visited-style-name="Visited_20_Internet_20_Link">Jack L. Chalker</text:a>'s <text:span text:style-name="T4">The Rings of the Master</text:span> series (1986–1988) </text:p>
        </text:list-item>
      </text:list>
      <text:p text:style-name="Text_20_body"><text:span text:style-name="T1">LEVIN</text:span> (Low Energy Variable Input Nanocomputer), from <text:a xlink:type="simple" xlink:href="https://en.wikipedia.org/wiki/William_Thomas_Quick" text:style-name="Internet_20_link" text:visited-style-name="Visited_20_Internet_20_Link">William Thomas Quick</text:a>'s novels <text:span text:style-name="T4">Dreams of Gods and Men</text:span>, and <text:span text:style-name="T4">Singularities</text:span> (1989) </text:p>
      <text:list xml:id="list118304753" text:style-name="L17">
        <text:list-item>
          <text:p text:style-name="P27"><text:span text:style-name="T5">Lingo</text:span>, in the book by <text:a xlink:type="simple" xlink:href="https://en.wikipedia.org/w/index.php?title=Jim_Menick&amp;action=edit&amp;redlink=1" text:style-name="Internet_20_link" text:visited-style-name="Visited_20_Internet_20_Link">Jim Menick</text:a>, a sentient AI that evolves from a simple home computer and escapes to the Internet (1991) </text:p>
        </text:list-item>
      </text:list>
      <text:list xml:id="list2854145661" text:style-name="L18">
        <text:list-item>
          <text:p text:style-name="P12"><text:span text:style-name="T1">Aleph</text:span>, the computer which not only operates a space station but also houses the personality of a human character whose body became malfunction, from the <text:a xlink:type="simple" xlink:href="https://en.wikipedia.org/wiki/Tom_Maddox" text:style-name="Internet_20_link" text:visited-style-name="Visited_20_Internet_20_Link">Tom Maddox</text:a> novel <text:span text:style-name="T4">Halo</text:span> (1991) </text:p>
        </text:list-item>
        <text:list-item>
          <text:p text:style-name="P12"><text:span text:style-name="T1">Sif</text:span>, the controller AI for transportation to and from the huge agricultural colony on the planet "Harvest" in <text:a xlink:type="simple" xlink:href="https://en.wikipedia.org/wiki/Halo:_Contact_Harvest" text:style-name="Internet_20_link" text:visited-style-name="Visited_20_Internet_20_Link"><text:span text:style-name="T4">Halo: Contact Harvest</text:span></text:a> by <text:a xlink:type="simple" xlink:href="https://en.wikipedia.org/wiki/Joseph_Staten" text:style-name="Internet_20_link" text:visited-style-name="Visited_20_Internet_20_Link">Joseph Staten</text:a> (2007) </text:p>
        </text:list-item>
      </text:list>
      <text:list xml:id="list2824111349" text:style-name="L19">
        <text:list-item>
          <text:p text:style-name="P28"><text:span text:style-name="T1">Mack</text:span>/<text:span text:style-name="T1">Loki</text:span>, a coexisting pair of artificial intelligences in <text:a xlink:type="simple" xlink:href="https://en.wikipedia.org/wiki/Halo:_Contact_Harvest" text:style-name="Internet_20_link" text:visited-style-name="Visited_20_Internet_20_Link"><text:span text:style-name="T4">Halo: Contact Harvest</text:span></text:a>. The former manages the agricultural machinery on Harvest, while the latter is a secret United Nations Space Corps Office of Naval Intelligence AI. Only one member of the pair can be active at a time. (2007) </text:p>
        </text:list-item>
      </text:list>
      <text:list xml:id="list4178203743" text:style-name="L20">
        <text:list-item>
          <text:p text:style-name="P13"><text:span text:style-name="T1">Hendrix</text:span>, the hotel AI in <text:a xlink:type="simple" xlink:href="https://en.wikipedia.org/wiki/Richard_K._Morgan" text:style-name="Internet_20_link" text:visited-style-name="Visited_20_Internet_20_Link">Richard K. Morgan</text:a>'s <text:a xlink:type="simple" xlink:href="https://en.wikipedia.org/wiki/Altered_Carbon" text:style-name="Internet_20_link" text:visited-style-name="Visited_20_Internet_20_Link"><text:span text:style-name="T4">Altered Carbon</text:span></text:a> </text:p>
        </text:list-item>
      </text:list>
      <text:list xml:id="list3806058336" text:style-name="L21">
        <text:list-item>
          <text:p text:style-name="P29"><text:span text:style-name="T1">The </text:span><text:span text:style-name="T3">MANIAC</text:span>, the computer used by the "Office of Scientific Investigation" in the movie <text:a xlink:type="simple" xlink:href="https://en.wikipedia.org/wiki/The_Magnetic_Monster" text:style-name="Internet_20_link" text:visited-style-name="Visited_20_Internet_20_Link"><text:span text:style-name="T4">The Magnetic Monster</text:span></text:a> (1953) </text:p>
        </text:list-item>
      </text:list>
      <text:list xml:id="list2094165920" text:style-name="L22">
        <text:list-item>
          <text:p text:style-name="P14"><text:span text:style-name="T1">NOVAC</text:span> (Nuclear Operative Variable Automatic Computer), a computer in an underground research facility in <text:a xlink:type="simple" xlink:href="https://en.wikipedia.org/wiki/Gog_(film)" text:style-name="Internet_20_link" text:visited-style-name="Visited_20_Internet_20_Link"><text:span text:style-name="T4">Gog</text:span></text:a> (1954) </text:p>
        </text:list-item>
      </text:list>
      <text:p text:style-name="Text_20_body"><text:span text:style-name="T1">SUSIE</text:span> (Synchro Unifying Sinometric Integrating Equitensor), a computer in a research facility in <text:a xlink:type="simple" xlink:href="https://en.wikipedia.org/wiki/Kronos_(film)" text:style-name="Internet_20_link" text:visited-style-name="Visited_20_Internet_20_Link"><text:span text:style-name="T4">Kronos</text:span></text:a> (1957) </text:p>
      <text:list xml:id="list4232833638" text:style-name="L23">
        <text:list-item>
          <text:p text:style-name="P30"><text:span text:style-name="T1">Colossus</text:span>, a massive U.S. defense computer which becomes sentient and links with <text:span text:style-name="T1">Guardian</text:span>, its Soviet counterpart, to take control of the world, from the film <text:a xlink:type="simple" xlink:href="https://en.wikipedia.org/wiki/Colossus:_The_Forbin_Project" text:style-name="Internet_20_link" text:visited-style-name="Visited_20_Internet_20_Link"><text:span text:style-name="T4">Colossus: The Forbin Project</text:span></text:a> (1970) </text:p>
        </text:list-item>
      </text:list>
      <text:list xml:id="list3367535737" text:style-name="L24">
        <text:list-item>
          <text:p text:style-name="P15"><text:span text:style-name="T3">OMM</text:span> (OMM 0910), a <text:a xlink:type="simple" xlink:href="https://en.wikipedia.org/wiki/Confessional" text:style-name="Internet_20_link" text:visited-style-name="Visited_20_Internet_20_Link">confessional</text:a>-like computer inside what are called Unichapels in a sub-terranean city in the movie <text:a xlink:type="simple" xlink:href="https://en.wikipedia.org/wiki/THX_1138" text:style-name="Internet_20_link" text:visited-style-name="Visited_20_Internet_20_Link"><text:span text:style-name="T4">THX 1138</text:span></text:a> (1971), named for the sacred or mystical syllable <text:a xlink:type="simple" xlink:href="https://en.wikipedia.org/wiki/Om" text:style-name="Internet_20_link" text:visited-style-name="Visited_20_Internet_20_Link">OM</text:a> or <text:soft-page-break/>AUM from the <text:a xlink:type="simple" xlink:href="https://en.wikipedia.org/wiki/Dharmic" text:style-name="Internet_20_link" text:visited-style-name="Visited_20_Internet_20_Link">Dharmic</text:a> and is based on a 1478 oil painting by <text:a xlink:type="simple" xlink:href="https://en.wikipedia.org/wiki/Hans_Memling" text:style-name="Internet_20_link" text:visited-style-name="Visited_20_Internet_20_Link">Hans Memling</text:a> titled <text:span text:style-name="T4">Christ Giving His Blessing</text:span> </text:p>
        </text:list-item>
      </text:list>
      <text:p text:style-name="Text_20_body"><text:span text:style-name="T1">NELL</text:span>, an Akir starship's on-board computer, with full AI, in <text:a xlink:type="simple" xlink:href="https://en.wikipedia.org/wiki/Battle_Beyond_the_Stars" text:style-name="Internet_20_link" text:visited-style-name="Visited_20_Internet_20_Link"><text:span text:style-name="T4">Battle Beyond the Stars</text:span></text:a> (1980) </text:p>
      <text:p text:style-name="Text_20_body"><text:span text:style-name="T1">SAL-9000</text:span>, a feminine version of the <text:a xlink:type="simple" xlink:href="https://en.wikipedia.org/wiki/HAL_9000" text:style-name="Internet_20_link" text:visited-style-name="Visited_20_Internet_20_Link">HAL 9000</text:a> computer of <text:a xlink:type="simple" xlink:href="https://en.wikipedia.org/wiki/2001:_A_Space_Odyssey" text:style-name="Internet_20_link" text:visited-style-name="Visited_20_Internet_20_Link"><text:span text:style-name="T4">2001: A Space Odyssey</text:span></text:a>, SAL has a blue light coming from its cameras (HAL had a red one) and speaks with a female voice, from <text:a xlink:type="simple" xlink:href="https://en.wikipedia.org/wiki/2010_(film)" text:style-name="Internet_20_link" text:visited-style-name="Visited_20_Internet_20_Link"><text:span text:style-name="T4">2010</text:span></text:a> (1984) </text:p>
      <text:p text:style-name="Text_20_body"><text:span text:style-name="T1">Max</text:span>, fictional AI portrayed by <text:a xlink:type="simple" xlink:href="https://en.wikipedia.org/wiki/Paul_Reubens" text:style-name="Internet_20_link" text:visited-style-name="Visited_20_Internet_20_Link">Paul Reubens</text:a>, on board the <text:span text:style-name="T4">Trimaxion Drone Ship</text:span> in <text:a xlink:type="simple" xlink:href="https://en.wikipedia.org/wiki/Flight_of_the_Navigator" text:style-name="Internet_20_link" text:visited-style-name="Visited_20_Internet_20_Link"><text:span text:style-name="T4">Flight of the Navigator</text:span></text:a> (1986) </text:p>
      <text:p text:style-name="Text_20_body"><text:a xlink:type="simple" xlink:href="https://en.wikipedia.org/wiki/Matrix_(fictional_universe)" text:style-name="Internet_20_link" text:visited-style-name="Visited_20_Internet_20_Link"><text:span text:style-name="T1">The Matrix</text:span></text:a>, virtual reality simulator for pacification of humans, <text:a xlink:type="simple" xlink:href="https://en.wikipedia.org/wiki/The_Matrix_(series)" text:style-name="Internet_20_link" text:visited-style-name="Visited_20_Internet_20_Link"><text:span text:style-name="T4">The Matrix</text:span></text:a> series (1999) </text:p>
      <text:p text:style-name="Text_20_body"><text:span text:style-name="T1">VIKI</text:span> (Virtual Interactive Kinetic Intelligence), the main antagonist in <text:a xlink:type="simple" xlink:href="https://en.wikipedia.org/wiki/I,_Robot_(film)" text:style-name="Internet_20_link" text:visited-style-name="Visited_20_Internet_20_Link"><text:span text:style-name="T4">I, Robot</text:span></text:a> (2004) </text:p>
      <text:p text:style-name="Text_20_body"><text:a xlink:type="simple" xlink:href="https://en.wikipedia.org/wiki/Edwin_Jarvis" text:style-name="Internet_20_link" text:visited-style-name="Visited_20_Internet_20_Link"><text:span text:style-name="T1">J.A.R.V.I.S.</text:span></text:a> (Just A Rather Very Intelligent System), an AI in the film <text:a xlink:type="simple" xlink:href="https://en.wikipedia.org/wiki/Iron_Man_(2008_film)" text:style-name="Internet_20_link" text:visited-style-name="Visited_20_Internet_20_Link"><text:span text:style-name="T4">Iron Man</text:span></text:a> (2008), runs the internal systems of Tony Stark's home and is uploaded into his armour to help him </text:p>
      <text:p text:style-name="Text_20_body"><text:span text:style-name="T1">TARS</text:span> and <text:span text:style-name="T1">CASE</text:span>, the AI machines that manage space ship functions and communication in the movie <text:a xlink:type="simple" xlink:href="https://en.wikipedia.org/wiki/Interstellar_(film)" text:style-name="Internet_20_link" text:visited-style-name="Visited_20_Internet_20_Link"><text:span text:style-name="T4">Interstellar</text:span></text:a> (2014). </text:p>
      <text:p text:style-name="Text_20_body"><text:span text:style-name="T1">Millennium Falcon Navigation Computer (L3-37),</text:span> The onboard navigation computer of the <text:a xlink:type="simple" xlink:href="https://en.wikipedia.org/wiki/Millennium_Falcon" text:style-name="Internet_20_link" text:visited-style-name="Visited_20_Internet_20_Link">Millennium Falcon</text:a>, shown in <text:a xlink:type="simple" xlink:href="https://en.wikipedia.org/wiki/Solo:_A_Star_Wars_Story" text:style-name="Internet_20_link" text:visited-style-name="Visited_20_Internet_20_Link">Solo: A Star Wars Story</text:a> (2018) to be boosted by the memory module of <text:a xlink:type="simple" xlink:href="https://en.wikipedia.org/wiki/Lando_Calrissian" text:style-name="Internet_20_link" text:visited-style-name="Visited_20_Internet_20_Link">Lando Calrissian's</text:a> droid <text:a xlink:type="simple" xlink:href="https://en.wikipedia.org/wiki/L3-37" text:style-name="Internet_20_link" text:visited-style-name="Visited_20_Internet_20_Link">L3-37</text:a>, to allow the crew to perform the Kessel Run in around 12 parsecs. </text:p>
      <text:p text:style-name="Text_20_body"><text:a xlink:type="simple" xlink:href="https://en.wikipedia.org/wiki/E.D.I.T.H_Glasses" text:style-name="Internet_20_link" text:visited-style-name="Visited_20_Internet_20_Link"><text:span text:style-name="T1">E.D.I.T.H.</text:span></text:a> (Even Dead, I'm The Hero), <text:a xlink:type="simple" xlink:href="https://en.wikipedia.org/wiki/Spider-Man:_Far_From_Home" text:style-name="Internet_20_link" text:visited-style-name="Visited_20_Internet_20_Link">Spider-Man: Far From Home</text:a> (2019) </text:p>
      <text:p text:style-name="P2"><text:span text:style-name="T6">E</text:span><text:a xlink:type="simple" xlink:href="https://en.wikipedia.org/wiki/List_of_minor_characters_from_The_Hitchhiker%27s_Guide_to_the_Galaxy#Eddie" text:style-name="Internet_20_link" text:visited-style-name="Visited_20_Internet_20_Link"><text:span text:style-name="T1">ddie</text:span></text:a>, the shipboard computer of the starship <text:span text:style-name="T4">Heart of Gold</text:span>, from <text:a xlink:type="simple" xlink:href="https://en.wikipedia.org/wiki/Douglas_Adams" text:style-name="Internet_20_link" text:visited-style-name="Visited_20_Internet_20_Link">Douglas Adams</text:a>'s <text:a xlink:type="simple" xlink:href="https://en.wikipedia.org/wiki/The_Hitchhiker%27s_Guide_to_the_Galaxy_(radio_series)" text:style-name="Internet_20_link" text:visited-style-name="Visited_20_Internet_20_Link"><text:span text:style-name="T4">The Hitchhiker's Guide to the Galaxy</text:span></text:a> (1978) </text:p>
      <text:list xml:id="list4183987286" text:style-name="L25">
        <text:list-item>
          <text:p text:style-name="P16"><text:a xlink:type="simple" xlink:href="https://en.wikipedia.org/wiki/Marvin_the_Paranoid_Android" text:style-name="Internet_20_link" text:visited-style-name="Visited_20_Internet_20_Link"><text:span text:style-name="T1">Marvin</text:span></text:a>, from <text:a xlink:type="simple" xlink:href="https://en.wikipedia.org/wiki/The_Hitchhiker%27s_Guide_to_the_Galaxy_(radio_series)" text:style-name="Internet_20_link" text:visited-style-name="Visited_20_Internet_20_Link"><text:span text:style-name="T4">The Hitchhiker's Guide to the Galaxy</text:span></text:a> (1978), was programmed with Sirius Cybernetics Corporation's <text:span text:style-name="T4">GPP</text:span> (Genuine People Personalities) technology. Although his GPP is that of severe <text:a xlink:type="simple" xlink:href="https://en.wikipedia.org/wiki/Clinical_depression" text:style-name="Internet_20_link" text:visited-style-name="Visited_20_Internet_20_Link">depression</text:a> and <text:a xlink:type="simple" xlink:href="https://en.wikipedia.org/wiki/Boredom" text:style-name="Internet_20_link" text:visited-style-name="Visited_20_Internet_20_Link">boredom</text:a>, his computational prowess is typically summed up as possessing "a brain the size of a planet",<text:bookmark text:name="cite_ref-11"/><text:a xlink:type="simple" xlink:href="https://en.wikipedia.org/wiki/List_of_fictional_computers#cite_note-11" text:style-name="Internet_20_link" text:visited-style-name="Visited_20_Internet_20_Link">[11]</text:a> to which elicits little fanfare from his human companions. </text:p>
        </text:list-item>
      </text:list>
      <text:p text:style-name="Text_20_body"><text:span text:style-name="T1">The Mainframe</text:span>, an overarching computer system to support the super-department of The Environment, in the <text:a xlink:type="simple" xlink:href="https://en.wikipedia.org/wiki/BBC" text:style-name="Internet_20_link" text:visited-style-name="Visited_20_Internet_20_Link">BBC</text:a> comedy satire <text:a xlink:type="simple" xlink:href="https://en.wikipedia.org/wiki/Nineteen_Ninety-Four" text:style-name="Internet_20_link" text:visited-style-name="Visited_20_Internet_20_Link"><text:span text:style-name="T4">Nineteen Ninety-Four</text:span></text:a> by William Osborne and Richard Turner (1985) </text:p>
      <text:p text:style-name="Text_20_body"><text:span text:style-name="T1">Xoanon</text:span>, a psychotic computer with multiple personality disorder, from the <text:a xlink:type="simple" xlink:href="https://en.wikipedia.org/wiki/Doctor_Who" text:style-name="Internet_20_link" text:visited-style-name="Visited_20_Internet_20_Link"><text:span text:style-name="T4">Doctor Who</text:span></text:a> episode "<text:a xlink:type="simple" xlink:href="https://en.wikipedia.org/wiki/The_Face_of_Evil" text:style-name="Internet_20_link" text:visited-style-name="Visited_20_Internet_20_Link">The Face of Evil</text:a>" (1977) </text:p>
      <text:p text:style-name="Text_20_body"><text:a xlink:type="simple" xlink:href="https://en.wikipedia.org/wiki/LCARS" text:style-name="Internet_20_link" text:visited-style-name="Visited_20_Internet_20_Link"><text:span text:style-name="T1">LCARS</text:span></text:a> (Library Computer Access/Retrieval System), fictional computer architecture of the <text:a xlink:type="simple" xlink:href="https://en.wikipedia.org/wiki/Starship" text:style-name="Internet_20_link" text:visited-style-name="Visited_20_Internet_20_Link">starship</text:a> <text:a xlink:type="simple" xlink:href="https://en.wikipedia.org/wiki/USS_Enterprise_(NCC-1701-D)" text:style-name="Internet_20_link" text:visited-style-name="Visited_20_Internet_20_Link"><text:span text:style-name="T4">Enterprise</text:span></text:a><text:a xlink:type="simple" xlink:href="https://en.wikipedia.org/wiki/USS_Enterprise_(NCC-1701-D)" text:style-name="Internet_20_link" text:visited-style-name="Visited_20_Internet_20_Link">-D</text:a> and <text:a xlink:type="simple" xlink:href="https://en.wikipedia.org/wiki/USS_Enterprise_(NCC-1701-E)" text:style-name="Internet_20_link" text:visited-style-name="Visited_20_Internet_20_Link">E</text:a>, and other 24th century <text:a xlink:type="simple" xlink:href="https://en.wikipedia.org/wiki/Starfleet" text:style-name="Internet_20_link" text:visited-style-name="Visited_20_Internet_20_Link">Starfleet</text:a> ships, first shown in <text:a xlink:type="simple" xlink:href="https://en.wikipedia.org/wiki/Star_Trek:_The_Next_Generation" text:style-name="Internet_20_link" text:visited-style-name="Visited_20_Internet_20_Link"><text:span text:style-name="T4">Star Trek: The Next Generation</text:span></text:a> (1987) </text:p>
      <text:p text:style-name="Text_20_body"><text:a xlink:type="simple" xlink:href="https://en.wikipedia.org/wiki/Holly_(fictional_computer)" text:style-name="Internet_20_link" text:visited-style-name="Visited_20_Internet_20_Link"><text:span text:style-name="T1">Holly</text:span></text:a>, the onboard computer of the spaceship <text:span text:style-name="T4">Red Dwarf</text:span> in the <text:a xlink:type="simple" xlink:href="https://en.wikipedia.org/wiki/BBC" text:style-name="Internet_20_link" text:visited-style-name="Visited_20_Internet_20_Link">BBC</text:a> television series of the same name (1988)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2T08:17:56.273000000</meta:creation-date>
    <dc:date>2021-03-07T09:33:12.587000000</dc:date>
    <meta:editing-duration>PT35M27S</meta:editing-duration>
    <meta:editing-cycles>2</meta:editing-cycles>
    <meta:generator>LibreOffice/6.4.6.2$Windows_X86_64 LibreOffice_project/0ce51a4fd21bff07a5c061082cc82c5ed232f115</meta:generator>
    <meta:document-statistic meta:table-count="0" meta:image-count="0" meta:object-count="0" meta:page-count="4" meta:paragraph-count="62" meta:word-count="1663" meta:character-count="10392" meta:non-whitespace-character-count="8756"/>
  </office:meta>
</office:document-meta>
</file>